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3.4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Doorgelezen courses en portfolie aangemaakt</text:p>
          </table:table-cell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Paar idee opgeschreven voor mijn orientatieproject</text:p>
          </table:table-cell>
        </table:table-row>
        <table:table-row table:style-name="ro1"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Voorbereiden les, challenge kiez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IN" style:letter-kerning="true" style:font-family-asian="'Adwaita Sans'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3:02:53.117687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80$Build-1</meta:generator>
    <dc:date>2025-09-08T13:03:07.032945355</dc:date>
    <meta:editing-duration>PT18M13S</meta:editing-duration>
    <meta:editing-cycles>5</meta:editing-cycles>
    <meta:document-statistic meta:table-count="3" meta:cell-count="6" meta:object-count="0"/>
  </office:meta>
</office:document-meta>
</file>